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7c23b"/>
    </style:style>
    <style:style style:name="P2" style:family="paragraph" style:parent-style-name="Standard">
      <style:paragraph-properties fo:text-align="start" style:justify-single-word="false"/>
      <style:text-properties officeooo:paragraph-rsid="0017c23b"/>
    </style:style>
    <style:style style:name="T1" style:family="text">
      <style:text-properties officeooo:rsid="0017c23b"/>
    </style:style>
    <style:style style:name="T2" style:family="text">
      <style:text-properties officeooo:rsid="0018f0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vision Control: What it is </text:span><text:span text:style-name="T2">&amp;</text:span><text:span text:style-name="T1"> why I should care.</text:span></text:p>
      <text:p text:style-name="P1"><text:span text:style-name="T1">A. Buskov</text:span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scue </meta:initial-creator>
    <meta:creation-date>2013-10-23T13:37:52</meta:creation-date>
    <dc:date>2013-10-23T13:45:46</dc:date>
    <dc:creator>Rescue </dc:creator>
    <meta:editing-duration>PT4M27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2" meta:word-count="12" meta:character-count="58" meta:non-whitespace-character-count="48"/>
  </office:meta>
</office:document-meta>
</file>